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17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8.95cm" fo:min-width="15.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75cm" fo:min-width="5.5cm"/>
    </style:style>
    <style:style style:name="gr6" style:family="graphic" style:parent-style-name="standard">
      <style:graphic-properties draw:stroke="none" svg:stroke-color="#000000" draw:fill="none" draw:fill-color="#ffffff" fo:min-height="0.497cm"/>
    </style:style>
    <style:style style:name="gr7" style:family="graphic" style:parent-style-name="objectwithoutfill">
      <style:graphic-properties svg:stroke-color="#000000" draw:marker-end="Arrow" draw:marker-end-width="0.15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font-name="DejaVu Math TeX Gyre" fo:font-size="10pt" style:font-size-asian="10pt" style:font-size-complex="10pt"/>
    </style:style>
    <style:style style:name="T4" style:family="text">
      <style:text-properties style:text-position="-33% 58%" style:font-name="DejaVu Math TeX Gyre" fo:font-size="10pt" style:font-size-asian="10pt" style:font-size-complex="10pt"/>
    </style:style>
    <style:style style:name="T5" style:family="text">
      <style:text-properties style:font-name="DejaVu Math TeX Gyre1" fo:font-size="14pt" style:font-name-asian="DejaVu Math TeX Gyre1" style:font-size-asian="14pt" style:font-name-complex="DejaVu Math TeX Gyre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2cm" svg:x="15.5cm" svg:y="4cm">
          <draw:glue-point draw:id="4" svg:x="5cm" svg:y="2.5cm"/>
          <draw:glue-point draw:id="5" svg:x="5cm" svg:y="-2.5cm"/>
          <text:p text:style-name="P1"><text:span text:style-name="T1">Génératrice</text:span><text:span text:style-name="T1"><text:line-break/></text:span><text:span text:style-name="T1">CC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4" draw:id="id4" draw:layer="layout" draw:type="line" svg:x1="19.5cm" svg:y1="5.5cm" svg:x2="21.497cm" svg:y2="5.503cm" draw:start-shape="id1" draw:start-glue-point="4" svg:d="M19500 5500l1997 3" svg:viewBox="0 0 1998 4">
          <text:p/>
        </draw:connector>
        <draw:connector draw:style-name="gr2" draw:text-style-name="P3" draw:layer="layout" draw:type="line" svg:x1="12.5cm" svg:y1="5cm" svg:x2="15.5cm" svg:y2="5cm" draw:start-shape="id2" draw:start-glue-point="1" draw:end-shape="id1" draw:end-glue-point="3" svg:d="M12500 5000h3000" svg:viewBox="0 0 3001 1">
          <text:p/>
        </draw:connector>
        <draw:frame draw:style-name="gr3" draw:text-style-name="P4" draw:layer="layout" svg:width="1.1cm" svg:height="0.867cm" svg:x="13.5cm" svg:y="4.1cm">
          <draw:text-box>
            <text:p><text:span text:style-name="T1">I</text:span><text:span text:style-name="T2">ex</text:span></text:p>
          </draw:text-box>
        </draw:frame>
        <draw:frame draw:style-name="gr3" draw:text-style-name="P4" draw:layer="layout" svg:width="0.9cm" svg:height="0.867cm" svg:x="21.5cm" svg:y="5.101cm">
          <draw:text-box>
            <text:p><text:span text:style-name="T1">I</text:span><text:span text:style-name="T2">a</text:span></text:p>
          </draw:text-box>
        </draw:frame>
        <draw:custom-shape draw:style-name="gr4" draw:text-style-name="P3" draw:layer="layout" svg:width="15.9cm" svg:height="9.2cm" svg:x="6.4cm" svg:y="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6cm" svg:height="5cm" svg:x="6.5cm" svg:y="2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2cm" svg:x="13cm" svg:y="9cm">
          <text:p text:style-name="P1"><text:span text:style-name="T1">Capteur</text:span></text:p>
          <text:p text:style-name="P1"><text:span text:style-name="T1">de couran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cm" svg:y1="10cm" svg:x2="9.5cm" svg:y2="7.5cm" draw:start-shape="id3" draw:start-glue-point="3" draw:end-shape="id2" draw:end-glue-point="2" svg:d="M13000 10000h-3500v-2500" svg:viewBox="0 0 3501 2501">
          <text:p/>
        </draw:connector>
        <draw:connector draw:style-name="gr2" draw:text-style-name="P3" draw:layer="layout" draw:type="line" svg:x1="19.5cm" svg:y1="4.5cm" svg:x2="21.497cm" svg:y2="4.505cm" draw:start-shape="id1" draw:start-glue-point="5" svg:d="M19500 4500l1997 5" svg:viewBox="0 0 1998 6">
          <text:p/>
        </draw:connector>
        <draw:frame draw:style-name="gr6" draw:text-style-name="P4" draw:layer="layout" svg:width="0.9cm" svg:height="0.747cm" svg:x="21.5cm" svg:y="4.102cm">
          <draw:text-box>
            <text:p><text:span text:style-name="T1">U</text:span></text:p>
          </draw:text-box>
        </draw:frame>
        <draw:connector draw:style-name="gr2" draw:text-style-name="P3" draw:layer="layout" draw:line-skew="2.25cm" svg:x1="20.498cm" svg:y1="5.501cm" svg:x2="17cm" svg:y2="10cm" draw:start-shape="id4" draw:start-glue-point="0" draw:end-shape="id3" draw:end-glue-point="1" svg:d="M20498 5501h2v4499h-3500" svg:viewBox="0 0 3501 4500">
          <text:p/>
        </draw:connector>
        <draw:line draw:style-name="gr7" draw:text-style-name="P3" draw:layer="layout" svg:x1="7.5cm" svg:y1="6.5cm" svg:x2="11.5cm" svg:y2="6.5cm">
          <text:p/>
        </draw:line>
        <draw:line draw:style-name="gr7" draw:text-style-name="P3" draw:layer="layout" svg:x1="7.5cm" svg:y1="6.5cm" svg:x2="7.5cm" svg:y2="3.5cm">
          <text:p/>
        </draw:line>
        <draw:path draw:style-name="gr8" draw:text-style-name="P3" draw:layer="layout" svg:width="3.799cm" svg:height="2.399cm" svg:x="7.5cm" svg:y="3.6cm" svg:viewBox="0 0 3800 2400" svg:d="M0 2400c1500 0 2200-400 2200-400 0 0 800-400 1200-1100s400-900 400-900">
          <text:p/>
        </draw:path>
        <draw:frame draw:style-name="gr9" draw:text-style-name="P6" draw:layer="layout" svg:width="0.765cm" svg:height="0.687cm" svg:x="11.3cm" svg:y="6.1cm">
          <draw:text-box>
            <text:p text:style-name="P5"><text:span text:style-name="T3">I</text:span><text:span text:style-name="T4">a</text:span></text:p>
          </draw:text-box>
        </draw:frame>
        <draw:frame draw:style-name="gr9" draw:text-style-name="P6" draw:layer="layout" svg:width="0.875cm" svg:height="0.687cm" svg:x="7.101cm" svg:y="2.901cm">
          <draw:text-box>
            <text:p text:style-name="P5"><text:span text:style-name="T3">I</text:span><text:span text:style-name="T4">ex</text:span></text:p>
          </draw:text-box>
        </draw:frame>
        <draw:connector draw:style-name="gr2" draw:text-style-name="P3" draw:layer="layout" draw:type="line" svg:x1="17.515cm" svg:y1="1.984cm" svg:x2="17.5cm" svg:y2="4cm" draw:end-shape="id1" draw:end-glue-point="0" svg:d="M17515 1984l-15 2016" svg:viewBox="0 0 16 2017">
          <text:p/>
        </draw:connector>
        <draw:frame draw:style-name="gr6" draw:text-style-name="P4" draw:layer="layout" svg:width="0.9cm" svg:height="0.747cm" svg:x="17.5cm" svg:y="2.603cm">
          <draw:text-box>
            <text:p><text:span text:style-name="T5">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30T15:22:20.665375962</meta:creation-date>
    <dc:date>2021-03-30T17:21:45.870500623</dc:date>
    <meta:editing-duration>PT13M37S</meta:editing-duration>
    <meta:editing-cycles>5</meta:editing-cycles>
    <meta:generator>LibreOffice/6.1.5.2$Linux_X86_64 LibreOffice_project/10$Build-2</meta:generator>
    <meta:document-statistic meta:object-count="19"/>
  </office:meta>
</office:document-meta>
</file>